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Map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Map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Map.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Map.contains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Map.setKeyProperty( String pKey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Map.checkIni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BeanMap.ke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Map.equals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Map.get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Map.setBeanFactory( BeanFactory fa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eanMap.getBeanNames( ListableBeanFactory factory , Set beanNam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BeanMap.setHasProperties( String pHasProperti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eanMap.put( Object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Map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Map.containsKey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Map.setCheckParent( boolean check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Map.load( Set beanNames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4">
            <text:p text:style-name="Table_20_Contents">14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BeanMap.remove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Map.setStripPrefix( boolean strip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Map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Map.entr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Map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Map.setType( Class type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Map.putAll( Map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